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0378in" svg:y="2.1539in">
            <draw:object draw:notify-on-update-of-ranges="Sheet1.A1:Sheet1.A1 Sheet1.A2:Sheet1.A11 Sheet1.D1:Sheet1.D1 Sheet1.D2:Sheet1.D11 Sheet1.A1:Sheet1.A1 Sheet1.A2:Sheet1.A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qs_read_min</text:p>
          </table:table-cell>
          <table:table-cell office:value-type="string" calcext:value-type="string">
            <text:p>qs_avg_read</text:p>
          </table:table-cell>
          <table:table-cell office:value-type="string" calcext:value-type="string">
            <text:p>qs max_read</text:p>
          </table:table-cell>
          <table:table-cell office:value-type="string" calcext:value-type="string">
            <text:p>hs_min_read</text:p>
          </table:table-cell>
          <table:table-cell office:value-type="string" calcext:value-type="string">
            <text:p>hs_avg_read</text:p>
          </table:table-cell>
          <table:table-cell office:value-type="string" calcext:value-type="string">
            <text:p>hs_max_rea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225" calcext:value-type="float">
            <text:p>1225</text:p>
          </table:table-cell>
          <table:table-cell office:value-type="float" office:value="1557.6" calcext:value-type="float">
            <text:p>1557.6</text:p>
          </table:table-cell>
          <table:table-cell office:value-type="float" office:value="2241" calcext:value-type="float">
            <text:p>2241</text:p>
          </table:table-cell>
          <table:table-cell office:value-type="float" office:value="1952" calcext:value-type="float">
            <text:p>1952</text:p>
          </table:table-cell>
          <table:table-cell office:value-type="float" office:value="2042.8" calcext:value-type="float">
            <text:p>2042.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54" calcext:value-type="float">
            <text:p>3154</text:p>
          </table:table-cell>
          <table:table-cell office:value-type="float" office:value="3797.6" calcext:value-type="float">
            <text:p>3797.6</text:p>
          </table:table-cell>
          <table:table-cell office:value-type="float" office:value="5319" calcext:value-type="float">
            <text:p>5319</text:p>
          </table:table-cell>
          <table:table-cell office:value-type="float" office:value="4744" calcext:value-type="float">
            <text:p>4744</text:p>
          </table:table-cell>
          <table:table-cell office:value-type="float" office:value="4849.1" calcext:value-type="float">
            <text:p>4849.1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302" calcext:value-type="float">
            <text:p>5302</text:p>
          </table:table-cell>
          <table:table-cell office:value-type="float" office:value="6416.4" calcext:value-type="float">
            <text:p>6416.4</text:p>
          </table:table-cell>
          <table:table-cell office:value-type="float" office:value="8287" calcext:value-type="float">
            <text:p>8287</text:p>
          </table:table-cell>
          <table:table-cell office:value-type="float" office:value="7820" calcext:value-type="float">
            <text:p>7820</text:p>
          </table:table-cell>
          <table:table-cell office:value-type="float" office:value="7947.7" calcext:value-type="float">
            <text:p>7947.7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939" calcext:value-type="float">
            <text:p>7939</text:p>
          </table:table-cell>
          <table:table-cell office:value-type="float" office:value="9341.3" calcext:value-type="float">
            <text:p>9341.3</text:p>
          </table:table-cell>
          <table:table-cell office:value-type="float" office:value="12619" calcext:value-type="float">
            <text:p>12619</text:p>
          </table:table-cell>
          <table:table-cell office:value-type="float" office:value="11092" calcext:value-type="float">
            <text:p>11092</text:p>
          </table:table-cell>
          <table:table-cell office:value-type="float" office:value="11256.8" calcext:value-type="float">
            <text:p>11256.8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45" calcext:value-type="float">
            <text:p>11045</text:p>
          </table:table-cell>
          <table:table-cell office:value-type="float" office:value="12673.2" calcext:value-type="float">
            <text:p>12673.2</text:p>
          </table:table-cell>
          <table:table-cell office:value-type="float" office:value="16259" calcext:value-type="float">
            <text:p>16259</text:p>
          </table:table-cell>
          <table:table-cell office:value-type="float" office:value="14460" calcext:value-type="float">
            <text:p>14460</text:p>
          </table:table-cell>
          <table:table-cell office:value-type="float" office:value="14635.4" calcext:value-type="float">
            <text:p>14635.4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2" calcext:value-type="float">
            <text:p>14132</text:p>
          </table:table-cell>
          <table:table-cell office:value-type="float" office:value="16268.3" calcext:value-type="float">
            <text:p>16268.3</text:p>
          </table:table-cell>
          <table:table-cell office:value-type="float" office:value="23709" calcext:value-type="float">
            <text:p>23709</text:p>
          </table:table-cell>
          <table:table-cell office:value-type="float" office:value="18008" calcext:value-type="float">
            <text:p>18008</text:p>
          </table:table-cell>
          <table:table-cell office:value-type="float" office:value="18234.5" calcext:value-type="float">
            <text:p>18234.5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578" calcext:value-type="float">
            <text:p>17578</text:p>
          </table:table-cell>
          <table:table-cell office:value-type="float" office:value="20272.4" calcext:value-type="float">
            <text:p>20272.4</text:p>
          </table:table-cell>
          <table:table-cell office:value-type="float" office:value="27389" calcext:value-type="float">
            <text:p>27389</text:p>
          </table:table-cell>
          <table:table-cell office:value-type="float" office:value="21680" calcext:value-type="float">
            <text:p>21680</text:p>
          </table:table-cell>
          <table:table-cell office:value-type="float" office:value="21909.3" calcext:value-type="float">
            <text:p>21909.3</text:p>
          </table:table-cell>
          <table:table-cell office:value-type="float" office:value="22116" calcext:value-type="float">
            <text:p>22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102" calcext:value-type="float">
            <text:p>21102</text:p>
          </table:table-cell>
          <table:table-cell office:value-type="float" office:value="24454.1" calcext:value-type="float">
            <text:p>24454.1</text:p>
          </table:table-cell>
          <table:table-cell office:value-type="float" office:value="30739" calcext:value-type="float">
            <text:p>30739</text:p>
          </table:table-cell>
          <table:table-cell office:value-type="float" office:value="25440" calcext:value-type="float">
            <text:p>25440</text:p>
          </table:table-cell>
          <table:table-cell office:value-type="float" office:value="25638.2" calcext:value-type="float">
            <text:p>25638.2</text:p>
          </table:table-cell>
          <table:table-cell office:value-type="float" office:value="25840" calcext:value-type="float">
            <text:p>258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5567" calcext:value-type="float">
            <text:p>25567</text:p>
          </table:table-cell>
          <table:table-cell office:value-type="float" office:value="28975.4" calcext:value-type="float">
            <text:p>28975.4</text:p>
          </table:table-cell>
          <table:table-cell office:value-type="float" office:value="36629" calcext:value-type="float">
            <text:p>36629</text:p>
          </table:table-cell>
          <table:table-cell office:value-type="float" office:value="29152" calcext:value-type="float">
            <text:p>29152</text:p>
          </table:table-cell>
          <table:table-cell office:value-type="float" office:value="29403.1" calcext:value-type="float">
            <text:p>29403.1</text:p>
          </table:table-cell>
          <table:table-cell office:value-type="float" office:value="29636" calcext:value-type="float">
            <text:p>2963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0087" calcext:value-type="float">
            <text:p>30087</text:p>
          </table:table-cell>
          <table:table-cell office:value-type="float" office:value="33719.3" calcext:value-type="float">
            <text:p>33719.3</text:p>
          </table:table-cell>
          <table:table-cell office:value-type="float" office:value="42077" calcext:value-type="float">
            <text:p>42077</text:p>
          </table:table-cell>
          <table:table-cell office:value-type="float" office:value="32948" calcext:value-type="float">
            <text:p>32948</text:p>
          </table:table-cell>
          <table:table-cell office:value-type="float" office:value="33195.2" calcext:value-type="float">
            <text:p>33195.2</text:p>
          </table:table-cell>
          <table:table-cell office:value-type="float" office:value="33512" calcext:value-type="float">
            <text:p>33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18:15:14.591520478</meta:creation-date>
    <dc:date>2022-08-23T18:46:39.141438897</dc:date>
    <meta:editing-duration>PT21M14S</meta:editing-duration>
    <meta:editing-cycles>2</meta:editing-cycles>
    <meta:generator>LibreOffice/6.4.7.2$Linux_X86_64 LibreOffice_project/40$Build-2</meta:generator>
    <meta:document-statistic meta:table-count="1" meta:cell-count="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696cm" svg:y="3.955cm" style:legend-expansion="high" chart:style-name="ch2"/>
        <chart:plot-area chart:style-name="ch3" table:cell-range-address="Sheet1.A1:Sheet1.A11 Sheet1.D1:Sheet1.D11 Sheet1.G1:Sheet1.G11" chart:data-source-has-labels="row" svg:x="0.319cm" svg:y="0.18cm" svg:width="12.058cm" svg:height="8.646cm">
          <chartooo:coordinate-region svg:x="1.496cm" svg:y="0.379cm" svg:width="10.5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1" chart:label-cell-address="Sheet1.D1:Sheet1.D1" chart:class="chart:scatter">
            <chart:domain table:cell-range-address="Sheet1.A2:Sheet1.A11"/>
            <chart:data-point chart:repeated="10"/>
          </chart:series>
          <chart:series chart:style-name="ch7" chart:values-cell-range-address="Sheet1.G2:Sheet1.G11" chart:label-cell-address="Sheet1.G1:Sheet1.G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s_avg_read</text:p>
                <draw:g>
                  <svg:desc>Sheet1.D1:Sheet1.D1</svg:desc>
                </draw:g>
              </table:table-cell>
              <table:table-cell office:value-type="string">
                <text:p>hs_avg_rea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1557.6">
                <text:p>1557.6</text:p>
                <draw:g>
                  <svg:desc>Sheet1.D2:Sheet1.D11</svg:desc>
                </draw:g>
              </table:table-cell>
              <table:table-cell office:value-type="float" office:value="2042.8">
                <text:p>2042.8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797.6">
                <text:p>3797.6</text:p>
              </table:table-cell>
              <table:table-cell office:value-type="float" office:value="4849.1">
                <text:p>484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416.4">
                <text:p>6416.4</text:p>
              </table:table-cell>
              <table:table-cell office:value-type="float" office:value="7947.7">
                <text:p>794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341.3">
                <text:p>9341.3</text:p>
              </table:table-cell>
              <table:table-cell office:value-type="float" office:value="11256.8">
                <text:p>1125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673.2">
                <text:p>12673.2</text:p>
              </table:table-cell>
              <table:table-cell office:value-type="float" office:value="14635.4">
                <text:p>1463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6268.3">
                <text:p>16268.3</text:p>
              </table:table-cell>
              <table:table-cell office:value-type="float" office:value="18234.5">
                <text:p>1823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0272.4">
                <text:p>20272.4</text:p>
              </table:table-cell>
              <table:table-cell office:value-type="float" office:value="21909.3">
                <text:p>2190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4454.1">
                <text:p>24454.1</text:p>
              </table:table-cell>
              <table:table-cell office:value-type="float" office:value="25638.2">
                <text:p>2563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8975.4">
                <text:p>28975.4</text:p>
              </table:table-cell>
              <table:table-cell office:value-type="float" office:value="29403.1">
                <text:p>2940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719.3">
                <text:p>33719.3</text:p>
              </table:table-cell>
              <table:table-cell office:value-type="float" office:value="33195.2">
                <text:p>3319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